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34.31mm"/>
    </style:style>
    <style:style style:name="co19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8.78mm"/>
    </style:style>
    <style:style style:name="co8" style:family="table-column">
      <style:table-column-properties fo:break-before="auto" style:column-width="20.14mm"/>
    </style:style>
    <style:style style:name="co9" style:family="table-column">
      <style:table-column-properties fo:break-before="auto" style:column-width="32.4mm"/>
    </style:style>
    <style:style style:name="co10" style:family="table-column">
      <style:table-column-properties fo:break-before="auto" style:column-width="13.42mm"/>
    </style:style>
    <style:style style:name="co11" style:family="table-column">
      <style:table-column-properties fo:break-before="auto" style:column-width="11.52mm"/>
    </style:style>
    <style:style style:name="co12" style:family="table-column">
      <style:table-column-properties fo:break-before="auto" style:column-width="17.52mm"/>
    </style:style>
    <style:style style:name="co13" style:family="table-column">
      <style:table-column-properties fo:break-before="auto" style:column-width="41.2mm"/>
    </style:style>
    <style:style style:name="co14" style:family="table-column">
      <style:table-column-properties fo:break-before="auto" style:column-width="32.76mm"/>
    </style:style>
    <style:style style:name="co15" style:family="table-column">
      <style:table-column-properties fo:break-before="auto" style:column-width="10.97mm"/>
    </style:style>
    <style:style style:name="co16" style:family="table-column">
      <style:table-column-properties fo:break-before="auto" style:column-width="11.24mm"/>
    </style:style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14.23mm"/>
    </style:style>
    <style:style style:name="co22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129"/>
    <style:style style:name="ce6" style:family="table-cell" style:parent-style-name="Default" style:data-style-name="N20130"/>
    <style:style style:name="ce7" style:family="table-cell" style:parent-style-name="Default" style:data-style-name="N20124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unto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ce5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1" table:default-cell-style-name="ce6"/>
        <table:table-column table:style-name="co16" table:default-cell-style-name="Default"/>
        <table:table-column table:style-name="co20" table:default-cell-style-name="ce6"/>
        <table:table-column table:style-name="co21" table:default-cell-style-name="ce6"/>
        <table:table-column table:style-name="co22" table:default-cell-style-name="Default"/>
        <table:table-column table:style-name="co17" table:number-columns-repeated="2" table:default-cell-style-name="ce7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ia da semana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Dia normalizado</text:p>
          </table:table-cell>
          <table:table-cell office:value-type="string" calcext:value-type="string">
            <text:p>PM2.5</text:p>
          </table:table-cell>
          <table:table-cell office:value-type="string" calcext:value-type="string">
            <text:p>PM10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DEWP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Ângulo do vento</text:p>
          </table:table-cell>
          <table:table-cell office:value-type="string" calcext:value-type="string">
            <text:p>WSP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WEEKDAY(DATE([.B2];[.C2];[.D2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2]+((DATE([.B2];[.C2];[.D2])-DATE([.B2];1;1))+[.F2]/24)/366" office:value-type="float" office:value="2013.16120218579" calcext:value-type="float">
            <text:p>2013.1612021857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77" calcext:value-type="float">
            <text:p>77</text:p>
          </table:table-cell>
          <table:table-cell office:value-type="float" office:value="-0.7" calcext:value-type="float">
            <text:p>-0.7</text:p>
          </table:table-cell>
          <table:table-cell office:value-type="float" office:value="1023" calcext:value-type="float">
            <text:p>1023.0</text:p>
          </table:table-cell>
          <table:table-cell office:value-type="float" office:value="-18.8" calcext:value-type="float">
            <text:p>-18.8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NW</text:p>
          </table:table-cell>
          <table:table-cell table:formula="of:=VLOOKUP([.R2];[Ângulos.$A$1:.$B$17];2;0)" office:value-type="float" office:value="337.5" calcext:value-type="float">
            <text:p>337.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Aotizhongxin</text:p>
          </table:table-cell>
          <table:table-cell table:formula="of:=VLOOKUP([.U2];[Coordenadas.$A$1:.$C$12];2;0)" office:value-type="float" office:value="39.986369" calcext:value-type="float">
            <text:p>39.986369</text:p>
          </table:table-cell>
          <table:table-cell table:formula="of:=VLOOKUP([.U2];[Coordenadas.$A$1:.$C$12];3;0)" office:value-type="float" office:value="116.399883" calcext:value-type="float">
            <text:p>116.3998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WEEKDAY(DATE([.B3];[.C3];[.D3]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3]+((DATE([.B3];[.C3];[.D3])-DATE([.B3];1;1))+[.F3]/24)/366" office:value-type="float" office:value="2013.16131602914" calcext:value-type="float">
            <text:p>2013.161316029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77" calcext:value-type="float">
            <text:p>77</text:p>
          </table:table-cell>
          <table:table-cell office:value-type="float" office:value="-1.1" calcext:value-type="float">
            <text:p>-1.1</text:p>
          </table:table-cell>
          <table:table-cell office:value-type="float" office:value="1023.2" calcext:value-type="float">
            <text:p>1023.2</text:p>
          </table:table-cell>
          <table:table-cell office:value-type="float" office:value="-18.2" calcext:value-type="float">
            <text:p>-18.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</text:p>
          </table:table-cell>
          <table:table-cell table:formula="of:=VLOOKUP([.R3];[Ângulos.$A$1:.$B$17];2;0)" office:value-type="float" office:value="0" calcext:value-type="float">
            <text:p>0.0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Aotizhongxin</text:p>
          </table:table-cell>
          <table:table-cell table:formula="of:=VLOOKUP([.U3];[Coordenadas.$A$1:.$C$12];2;0)" office:value-type="float" office:value="39.986369" calcext:value-type="float">
            <text:p>39.986369</text:p>
          </table:table-cell>
          <table:table-cell table:formula="of:=VLOOKUP([.U3];[Coordenadas.$A$1:.$C$12];3;0)" office:value-type="float" office:value="116.399883" calcext:value-type="float">
            <text:p>116.3998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WEEKDAY(DATE([.B4];[.C4];[.D4])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4]+((DATE([.B4];[.C4];[.D4])-DATE([.B4];1;1))+[.F4]/24)/366" office:value-type="float" office:value="2013.1614298725" calcext:value-type="float">
            <text:p>2013.1614298725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73" calcext:value-type="float">
            <text:p>73</text:p>
          </table:table-cell>
          <table:table-cell office:value-type="float" office:value="-1.1" calcext:value-type="float">
            <text:p>-1.1</text:p>
          </table:table-cell>
          <table:table-cell office:value-type="float" office:value="1023.5" calcext:value-type="float">
            <text:p>1023.5</text:p>
          </table:table-cell>
          <table:table-cell office:value-type="float" office:value="-18.2" calcext:value-type="float">
            <text:p>-18.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NW</text:p>
          </table:table-cell>
          <table:table-cell table:formula="of:=VLOOKUP([.R4];[Ângulos.$A$1:.$B$17];2;0)" office:value-type="float" office:value="337.5" calcext:value-type="float">
            <text:p>337.5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Aotizhongxin</text:p>
          </table:table-cell>
          <table:table-cell table:formula="of:=VLOOKUP([.U4];[Coordenadas.$A$1:.$C$12];2;0)" office:value-type="float" office:value="39.986369" calcext:value-type="float">
            <text:p>39.986369</text:p>
          </table:table-cell>
          <table:table-cell table:formula="of:=VLOOKUP([.U4];[Coordenadas.$A$1:.$C$12];3;0)" office:value-type="float" office:value="116.399883" calcext:value-type="float">
            <text:p>116.3998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WEEKDAY(DATE([.B5];[.C5];[.D5])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5]+((DATE([.B5];[.C5];[.D5])-DATE([.B5];1;1))+[.F5]/24)/366" office:value-type="float" office:value="2013.16154371585" calcext:value-type="float">
            <text:p>2013.1615437158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72" calcext:value-type="float">
            <text:p>72</text:p>
          </table:table-cell>
          <table:table-cell office:value-type="float" office:value="-1.4" calcext:value-type="float">
            <text:p>-1.4</text:p>
          </table:table-cell>
          <table:table-cell office:value-type="float" office:value="1024.5" calcext:value-type="float">
            <text:p>1024.5</text:p>
          </table:table-cell>
          <table:table-cell office:value-type="float" office:value="-19.4" calcext:value-type="float">
            <text:p>-19.4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W</text:p>
          </table:table-cell>
          <table:table-cell table:formula="of:=VLOOKUP([.R5];[Ângulos.$A$1:.$B$17];2;0)" office:value-type="float" office:value="315" calcext:value-type="float">
            <text:p>315.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Aotizhongxin</text:p>
          </table:table-cell>
          <table:table-cell table:formula="of:=VLOOKUP([.U5];[Coordenadas.$A$1:.$C$12];2;0)" office:value-type="float" office:value="39.986369" calcext:value-type="float">
            <text:p>39.986369</text:p>
          </table:table-cell>
          <table:table-cell table:formula="of:=VLOOKUP([.U5];[Coordenadas.$A$1:.$C$12];3;0)" office:value-type="float" office:value="116.399883" calcext:value-type="float">
            <text:p>116.3998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WEEKDAY(DATE([.B6];[.C6];[.D6])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6]+((DATE([.B6];[.C6];[.D6])-DATE([.B6];1;1))+[.F6]/24)/366" office:value-type="float" office:value="2013.1616575592" calcext:value-type="float">
            <text:p>2013.161657559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72" calcext:value-type="float">
            <text:p>72</text:p>
          </table:table-cell>
          <table:table-cell office:value-type="float" office:value="-2" calcext:value-type="float">
            <text:p>-2.0</text:p>
          </table:table-cell>
          <table:table-cell office:value-type="float" office:value="1025.2" calcext:value-type="float">
            <text:p>1025.2</text:p>
          </table:table-cell>
          <table:table-cell office:value-type="float" office:value="-19.5" calcext:value-type="float">
            <text:p>-19.5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</text:p>
          </table:table-cell>
          <table:table-cell table:formula="of:=VLOOKUP([.R6];[Ângulos.$A$1:.$B$17];2;0)" office:value-type="float" office:value="0" calcext:value-type="float">
            <text:p>0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Aotizhongxin</text:p>
          </table:table-cell>
          <table:table-cell table:formula="of:=VLOOKUP([.U6];[Coordenadas.$A$1:.$C$12];2;0)" office:value-type="float" office:value="39.986369" calcext:value-type="float">
            <text:p>39.986369</text:p>
          </table:table-cell>
          <table:table-cell table:formula="of:=VLOOKUP([.U6];[Coordenadas.$A$1:.$C$12];3;0)" office:value-type="float" office:value="116.399883" calcext:value-type="float">
            <text:p>116.3998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WEEKDAY(DATE([.B7];[.C7];[.D7])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7]+((DATE([.B7];[.C7];[.D7])-DATE([.B7];1;1))+[.F7]/24)/366" office:value-type="float" office:value="2013.16177140255" calcext:value-type="float">
            <text:p>2013.1617714025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office:value-type="float" office:value="-2.2" calcext:value-type="float">
            <text:p>-2.2</text:p>
          </table:table-cell>
          <table:table-cell office:value-type="float" office:value="1025.6" calcext:value-type="float">
            <text:p>1025.6</text:p>
          </table:table-cell>
          <table:table-cell office:value-type="float" office:value="-19.6" calcext:value-type="float">
            <text:p>-19.6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N</text:p>
          </table:table-cell>
          <table:table-cell table:formula="of:=VLOOKUP([.R7];[Ângulos.$A$1:.$B$17];2;0)" office:value-type="float" office:value="0" calcext:value-type="float">
            <text:p>0.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Aotizhongxin</text:p>
          </table:table-cell>
          <table:table-cell table:formula="of:=VLOOKUP([.U7];[Coordenadas.$A$1:.$C$12];2;0)" office:value-type="float" office:value="39.986369" calcext:value-type="float">
            <text:p>39.986369</text:p>
          </table:table-cell>
          <table:table-cell table:formula="of:=VLOOKUP([.U7];[Coordenadas.$A$1:.$C$12];3;0)" office:value-type="float" office:value="116.399883" calcext:value-type="float">
            <text:p>116.399883</text:p>
          </table:table-cell>
        </table:table-row>
        <table:table-row table:style-name="ro1" table:number-rows-repeated="104856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Ângulos" table:style-name="ta1">
        <table:table-column table:style-name="co17" table:number-columns-repeated="2" table:default-cell-style-name="Default"/>
        <table:table-row table:style-name="ro1">
          <table:table-cell table:style-name="ce8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NE</text:p>
          </table:table-cell>
          <table:table-cell table:formula="of:=[.B1]+22.5" office:value-type="float" office:value="22.5" calcext:value-type="float">
            <text:p>22,5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table:formula="of:=[.B2]+22.5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NE</text:p>
          </table:table-cell>
          <table:table-cell table:formula="of:=[.B3]+22.5"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[.B4]+22.5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E</text:p>
          </table:table-cell>
          <table:table-cell table:formula="of:=[.B5]+22.5" office:value-type="float" office:value="112.5" calcext:value-type="float">
            <text:p>112,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formula="of:=[.B6]+22.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table:formula="of:=[.B7]+22.5" office:value-type="float" office:value="157.5" calcext:value-type="float">
            <text:p>157,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formula="of:=[.B8]+22.5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SSW</text:p>
          </table:table-cell>
          <table:table-cell table:formula="of:=[.B9]+22.5" office:value-type="float" office:value="202.5" calcext:value-type="float">
            <text:p>202,5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table:formula="of:=[.B10]+22.5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WSW</text:p>
          </table:table-cell>
          <table:table-cell table:formula="of:=[.B11]+22.5" office:value-type="float" office:value="247.5" calcext:value-type="float">
            <text:p>247,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formula="of:=[.B12]+22.5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WNW</text:p>
          </table:table-cell>
          <table:table-cell table:formula="of:=[.B13]+22.5" office:value-type="float" office:value="292.5" calcext:value-type="float">
            <text:p>292,5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table:formula="of:=[.B14]+22.5"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NNW</text:p>
          </table:table-cell>
          <table:table-cell table:formula="of:=[.B15]+22.5" office:value-type="float" office:value="337.5" calcext:value-type="float">
            <text:p>337,5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?</text:p>
          </table:table-cell>
        </table:table-row>
      </table:table>
      <table:table table:name="Coordenadas" table:style-name="ta1">
        <table:table-column table:style-name="co17" table:number-columns-repeated="3" table:default-cell-style-name="Default"/>
        <table:table-row table:style-name="ro1">
          <table:table-cell office:value-type="string" calcext:value-type="string">
            <text:p>Aotizhongxin</text:p>
          </table:table-cell>
          <table:table-cell office:value-type="float" office:value="39.986369" calcext:value-type="float">
            <text:p>39,986369</text:p>
          </table:table-cell>
          <table:table-cell office:value-type="float" office:value="116.399883" calcext:value-type="float">
            <text:p>116,399883</text:p>
          </table:table-cell>
        </table:table-row>
        <table:table-row table:style-name="ro1">
          <table:table-cell office:value-type="string" calcext:value-type="string">
            <text:p>Changping</text:p>
          </table:table-cell>
          <table:table-cell office:value-type="float" office:value="40.2078757675676" calcext:value-type="float">
            <text:p>40,2078757675676</text:p>
          </table:table-cell>
          <table:table-cell office:value-type="float" office:value="116.233079103448" calcext:value-type="float">
            <text:p>116,233079103448</text:p>
          </table:table-cell>
        </table:table-row>
        <table:table-row table:style-name="ro1">
          <table:table-cell office:value-type="string" calcext:value-type="string">
            <text:p>Dingling</text:p>
          </table:table-cell>
          <table:table-cell office:value-type="float" office:value="40.2778802648649" calcext:value-type="float">
            <text:p>40,2778802648649</text:p>
          </table:table-cell>
          <table:table-cell office:value-type="float" office:value="116.2234145" calcext:value-type="float">
            <text:p>116,2234145</text:p>
          </table:table-cell>
        </table:table-row>
        <table:table-row table:style-name="ro1">
          <table:table-cell office:value-type="string" calcext:value-type="string">
            <text:p>Dongsi</text:p>
          </table:table-cell>
          <table:table-cell office:value-type="float" office:value="39.9337785567568" calcext:value-type="float">
            <text:p>39,9337785567568</text:p>
          </table:table-cell>
          <table:table-cell office:value-type="float" office:value="116.417422465517" calcext:value-type="float">
            <text:p>116,417422465517</text:p>
          </table:table-cell>
        </table:table-row>
        <table:table-row table:style-name="ro1">
          <table:table-cell office:value-type="string" calcext:value-type="string">
            <text:p>Guanyuan</text:p>
          </table:table-cell>
          <table:table-cell office:value-type="float" office:value="39.9365648054054" calcext:value-type="float">
            <text:p>39,9365648054054</text:p>
          </table:table-cell>
          <table:table-cell office:value-type="float" office:value="116.344043068966" calcext:value-type="float">
            <text:p>116,344043068966</text:p>
          </table:table-cell>
        </table:table-row>
        <table:table-row table:style-name="ro1">
          <table:table-cell office:value-type="string" calcext:value-type="string">
            <text:p>Gucheng</text:p>
          </table:table-cell>
          <table:table-cell office:value-type="float" office:value="39.921937" calcext:value-type="float">
            <text:p>39,921937</text:p>
          </table:table-cell>
          <table:table-cell office:value-type="float" office:value="116.192273" calcext:value-type="float">
            <text:p>116,192273</text:p>
          </table:table-cell>
        </table:table-row>
        <table:table-row table:style-name="ro1">
          <table:table-cell office:value-type="string" calcext:value-type="string">
            <text:p>Huairou</text:p>
          </table:table-cell>
          <table:table-cell office:value-type="float" office:value="40.3134049351352" calcext:value-type="float">
            <text:p>40,3134049351352</text:p>
          </table:table-cell>
          <table:table-cell office:value-type="float" office:value="116.620737086207" calcext:value-type="float">
            <text:p>116,620737086207</text:p>
          </table:table-cell>
        </table:table-row>
        <table:table-row table:style-name="ro1">
          <table:table-cell office:value-type="string" calcext:value-type="string">
            <text:p>Nongzhanguan</text:p>
          </table:table-cell>
          <table:table-cell office:value-type="float" office:value="39.9417890216216" calcext:value-type="float">
            <text:p>39,9417890216216</text:p>
          </table:table-cell>
          <table:table-cell office:value-type="float" office:value="116.462166" calcext:value-type="float">
            <text:p>116,462166</text:p>
          </table:table-cell>
        </table:table-row>
        <table:table-row table:style-name="ro1">
          <table:table-cell office:value-type="string" calcext:value-type="string">
            <text:p>Shunyi</text:p>
          </table:table-cell>
          <table:table-cell office:value-type="float" office:value="40.1211537783784" calcext:value-type="float">
            <text:p>40,1211537783784</text:p>
          </table:table-cell>
          <table:table-cell office:value-type="float" office:value="116.647583206897" calcext:value-type="float">
            <text:p>116,647583206897</text:p>
          </table:table-cell>
        </table:table-row>
        <table:table-row table:style-name="ro1">
          <table:table-cell office:value-type="string" calcext:value-type="string">
            <text:p>Tiantan</text:p>
          </table:table-cell>
          <table:table-cell office:value-type="float" office:value="39.9006918540541" calcext:value-type="float">
            <text:p>39,9006918540541</text:p>
          </table:table-cell>
          <table:table-cell office:value-type="float" office:value="116.409189655172" calcext:value-type="float">
            <text:p>116,409189655172</text:p>
          </table:table-cell>
        </table:table-row>
        <table:table-row table:style-name="ro1">
          <table:table-cell office:value-type="string" calcext:value-type="string">
            <text:p>Wanliu</text:p>
          </table:table-cell>
          <table:table-cell office:value-type="float" office:value="39.9891552486487" calcext:value-type="float">
            <text:p>39,9891552486487</text:p>
          </table:table-cell>
          <table:table-cell office:value-type="float" office:value="116.291424672414" calcext:value-type="float">
            <text:p>116,291424672414</text:p>
          </table:table-cell>
        </table:table-row>
        <table:table-row table:style-name="ro1">
          <table:table-cell office:value-type="string" calcext:value-type="string">
            <text:p>Wanshouxigong</text:p>
          </table:table-cell>
          <table:table-cell office:value-type="float" office:value="39.8888502972973" calcext:value-type="float">
            <text:p>39,8888502972973</text:p>
          </table:table-cell>
          <table:table-cell office:value-type="float" office:value="116.355139465517" calcext:value-type="float">
            <text:p>116,355139465517</text:p>
          </table:table-cell>
        </table:table-row>
      </table:table>
      <table:table table:name="Cabeçalho" table:style-name="ta1">
        <table:table-column table:style-name="co18" table:default-cell-style-name="Default"/>
        <table:table-column table:style-name="co19" table:default-cell-style-name="Default"/>
        <table:table-column table:style-name="co17" table:default-cell-style-name="ce8"/>
        <table:table-row table:style-name="ro1">
          <table:table-cell office:value-type="string" calcext:value-type="string">
            <text:p>@RELATION beijing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ATTRIBUTE</text:p>
          </table:table-cell>
          <table:table-cell office:value-type="string" calcext:value-type="string">
            <text:p>'Número'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@ATTRIBUTE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@ATTRIBUTE</text:p>
          </table:table-cell>
          <table:table-cell office:value-type="string" calcext:value-type="string">
            <text:p>'Mês'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@ATTRIBUTE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@ATTRIBUTE</text:p>
          </table:table-cell>
          <table:table-cell office:value-type="string" calcext:value-type="string">
            <text:p>'Dia da semana'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@ATTRIBUTE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@ATTRIBUTE</text:p>
          </table:table-cell>
          <table:table-cell office:value-type="string" calcext:value-type="string">
            <text:p>'Dia normalizado'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@ATTRIBUTE</text:p>
          </table:table-cell>
          <table:table-cell office:value-type="string" calcext:value-type="string">
            <text:p>'PM2.5'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@ATTRIBUTE</text:p>
          </table:table-cell>
          <table:table-cell office:value-type="string" calcext:value-type="string">
            <text:p>PM10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@ATTRIBUTE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@ATTRIBUTE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@ATTRIBUT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@ATTRIBUTE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@ATTRIBUTE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@ATTRIBUTE</text:p>
          </table:table-cell>
          <table:table-cell office:value-type="string" calcext:value-type="string">
            <text:p>'Pressão'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@ATTRIBUTE</text:p>
          </table:table-cell>
          <table:table-cell office:value-type="string" calcext:value-type="string">
            <text:p>'Ponto de orvalho'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@ATTRIBUTE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@ATTRIBUTE</text:p>
          </table:table-cell>
          <table:table-cell office:value-type="string" calcext:value-type="string">
            <text:p>'Direção do vento'</text:p>
          </table:table-cell>
          <table:table-cell table:style-name="Default" office:value-type="string" calcext:value-type="string">
            <text:p>{N,NNE,NE,ENE,E,ESE,SE,SSE,S,SSW,SW,WSW,W,WNW,NW,NNW}</text:p>
          </table:table-cell>
        </table:table-row>
        <table:table-row table:style-name="ro1">
          <table:table-cell office:value-type="string" calcext:value-type="string">
            <text:p>@ATTRIBUTE</text:p>
          </table:table-cell>
          <table:table-cell office:value-type="string" calcext:value-type="string">
            <text:p>'Ângulo do vento'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@ATTRIBUTE</text:p>
          </table:table-cell>
          <table:table-cell office:value-type="string" calcext:value-type="string">
            <text:p>Vento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@ATTRIBUTE</text:p>
          </table:table-cell>
          <table:table-cell office:value-type="string" calcext:value-type="string">
            <text:p>'Estação'</text:p>
          </table:table-cell>
          <table:table-cell table:style-name="Default" office:value-type="string" calcext:value-type="string">
            <text:p>{Aotizhongxin,Changping,Dingling,Dongsi,Guanyuan,Gucheng,Huairou,Nongzhanguan,Shunyi,Tiantan,Wanliu,Wanshouxigong}</text:p>
          </table:table-cell>
        </table:table-row>
        <table:table-row table:style-name="ro1">
          <table:table-cell office:value-type="string" calcext:value-type="string">
            <text:p>@ATTRIBUT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@ATTRIBUT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@DATA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currency-style style:name="N10108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number-style style:name="N10109" number:language="pt" number:country="BR">
      <number:number number:decimal-places="1" loext:min-decimal-places="1" number:min-integer-digits="1" number:grouping="true"/>
    </number:number-style>
    <number:number-style style:name="N10110" number:language="pt" number:country="BR">
      <number:number number:decimal-places="3" loext:min-decimal-places="3" number:min-integer-digits="1" number:grouping="true"/>
    </number:number-style>
    <number:number-style style:name="N10111" number:language="pt" number:country="BR">
      <number:number number:decimal-places="4" loext:min-decimal-places="4" number:min-integer-digits="1" number:grouping="true"/>
    </number:number-style>
    <number:number-style style:name="N10112" number:language="pt" number:country="BR">
      <number:number number:decimal-places="5" loext:min-decimal-places="5" number:min-integer-digits="1" number:grouping="true"/>
    </number:number-style>
    <number:number-style style:name="N10113" number:language="pt" number:country="BR">
      <number:number number:decimal-places="6" loext:min-decimal-places="6" number:min-integer-digits="1" number:grouping="true"/>
    </number:number-style>
    <number:number-style style:name="N10114" number:language="pt" number:country="BR">
      <number:number number:decimal-places="7" loext:min-decimal-places="7" number:min-integer-digits="1" number:grouping="true"/>
    </number:number-style>
    <number:number-style style:name="N10115" number:language="pt" number:country="BR">
      <number:number number:decimal-places="8" loext:min-decimal-places="8" number:min-integer-digits="1" number:grouping="true"/>
    </number:number-style>
    <number:number-style style:name="N10116" number:language="pt" number:country="BR">
      <number:number number:decimal-places="9" loext:min-decimal-places="9" number:min-integer-digits="1" number:grouping="true"/>
    </number:number-style>
    <number:number-style style:name="N10117" number:language="pt" number:country="BR">
      <number:number number:decimal-places="10" loext:min-decimal-places="10" number:min-integer-digits="1" number:grouping="true"/>
    </number:number-style>
    <number:number-style style:name="N10118" number:language="pt" number:country="BR">
      <number:number number:decimal-places="11" loext:min-decimal-places="11" number:min-integer-digits="1" number:grouping="true"/>
    </number:number-style>
    <number:number-style style:name="N10119" number:language="pt" number:country="BR">
      <number:number number:decimal-places="12" loext:min-decimal-places="12" number:min-integer-digits="1" number:grouping="true"/>
    </number:number-style>
    <number:number-style style:name="N10120" number:language="pt" number:country="BR">
      <number:number number:decimal-places="13" loext:min-decimal-places="13" number:min-integer-digits="1" number:grouping="true"/>
    </number:number-style>
    <number:number-style style:name="N10121" number:language="pt" number:country="BR">
      <number:number number:decimal-places="14" loext:min-decimal-places="14" number:min-integer-digits="1" number:grouping="true"/>
    </number:number-style>
    <number:number-style style:name="N10122" number:language="pt" number:country="BR">
      <number:number number:decimal-places="3" loext:min-decimal-places="3" number:min-integer-digits="1"/>
    </number:number-style>
    <number:number-style style:name="N10123" number:language="pt" number:country="BR">
      <number:number number:decimal-places="4" loext:min-decimal-places="4" number:min-integer-digits="1"/>
    </number:number-style>
    <number:number-style style:name="N10124" number:language="pt" number:country="BR">
      <number:number number:decimal-places="5" loext:min-decimal-places="5" number:min-integer-digits="1"/>
    </number:number-style>
    <number:number-style style:name="N10125" number:language="pt" number:country="BR">
      <number:number number:decimal-places="6" loext:min-decimal-places="6" number:min-integer-digits="1"/>
    </number:number-style>
    <number:number-style style:name="N10126" number:language="pt" number:country="BR">
      <number:number number:decimal-places="7" loext:min-decimal-places="7" number:min-integer-digits="1"/>
    </number:number-style>
    <number:number-style style:name="N10127" number:language="pt" number:country="BR">
      <number:number number:decimal-places="8" loext:min-decimal-places="8" number:min-integer-digits="1"/>
    </number:number-style>
    <number:number-style style:name="N10128" number:language="pt" number:country="BR">
      <number:number number:decimal-places="9" loext:min-decimal-places="9" number:min-integer-digits="1"/>
    </number:number-style>
    <number:number-style style:name="N10129" number:language="pt" number:country="BR">
      <number:number number:decimal-places="10" loext:min-decimal-places="10" number:min-integer-digits="1"/>
    </number:number-style>
    <number:number-style style:name="N10130" number:language="pt" number:country="BR">
      <number:number number:decimal-places="11" loext:min-decimal-places="11" number:min-integer-digits="1"/>
    </number:number-style>
    <number:number-style style:name="N10131" number:language="pt" number:country="BR">
      <number:number number:decimal-places="12" loext:min-decimal-places="12" number:min-integer-digits="1"/>
    </number:number-style>
    <number:number-style style:name="N20121" number:language="en" number:country="US">
      <number:number number:decimal-places="3" loext:min-decimal-places="3" number:min-integer-digits="1"/>
    </number:number-style>
    <number:number-style style:name="N20122" number:language="en" number:country="US">
      <number:number number:decimal-places="4" loext:min-decimal-places="4" number:min-integer-digits="1"/>
    </number:number-style>
    <number:number-style style:name="N20123" number:language="en" number:country="US">
      <number:number number:decimal-places="5" loext:min-decimal-places="5" number:min-integer-digits="1"/>
    </number:number-style>
    <number:number-style style:name="N20124" number:language="en" number:country="US">
      <number:number number:decimal-places="6" loext:min-decimal-places="6" number:min-integer-digits="1"/>
    </number:number-style>
    <number:number-style style:name="N20125" number:language="en" number:country="US">
      <number:number number:decimal-places="7" loext:min-decimal-places="7" number:min-integer-digits="1"/>
    </number:number-style>
    <number:number-style style:name="N20126" number:language="en" number:country="US">
      <number:number number:decimal-places="8" loext:min-decimal-places="8" number:min-integer-digits="1"/>
    </number:number-style>
    <number:number-style style:name="N20127" number:language="en" number:country="US">
      <number:number number:decimal-places="9" loext:min-decimal-places="9" number:min-integer-digits="1"/>
    </number:number-style>
    <number:number-style style:name="N20128" number:language="en" number:country="US">
      <number:number number:decimal-places="10" loext:min-decimal-places="10" number:min-integer-digits="1"/>
    </number:number-style>
    <number:number-style style:name="N20129" number:language="en" number:country="US">
      <number:number number:decimal-places="11" loext:min-decimal-places="11" number:min-integer-digits="1"/>
    </number:number-style>
    <number:number-style style:name="N20130" number:language="en" number:country="US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16:59:02.6138973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4T17:57:37.632559683</dc:date>
    <meta:editing-duration>PT2H41M17S</meta:editing-duration>
    <meta:editing-cycles>16</meta:editing-cycles>
    <meta:document-statistic meta:table-count="4" meta:cell-count="302" meta:object-count="0"/>
  </office:meta>
</office:document-meta>
</file>